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1.5071in"/>
    </style:style>
    <style:style style:name="co4" style:family="table-column">
      <style:table-column-properties fo:break-before="auto" style:column-width="1.8047in"/>
    </style:style>
    <style:style style:name="co5" style:family="table-column">
      <style:table-column-properties fo:break-before="auto" style:column-width="1.7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  <style:text-properties fo:color="#c9211e"/>
    </style:style>
    <style:style style:name="ce2" style:family="table-cell" style:parent-style-name="Default">
      <style:table-cell-properties fo:background-color="#ffffff"/>
      <style:text-properties fo:color="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c9211e"/>
    </style:style>
    <style:style style:name="ce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score3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style-name="ce9" office:value-type="string" calcext:value-type="string">
            <text:p>IoU</text:p>
          </table:table-cell>
          <table:table-cell/>
          <table:table-cell office:value-type="string" calcext:value-type="string">
            <text:p>classwise accurac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inetobacter.baumanii</text:p>
          </table:table-cell>
          <table:table-cell office:value-type="float" office:value="0.966809389725244" calcext:value-type="float">
            <text:p>0.966809389725244</text:p>
          </table:table-cell>
          <table:table-cell office:value-type="float" office:value="0.694867401305553" calcext:value-type="float">
            <text:p>0.694867401305553</text:p>
          </table:table-cell>
          <table:table-cell office:value-type="float" office:value="0.808586040104037" calcext:value-type="float">
            <text:p>0.808586040104037</text:p>
          </table:table-cell>
          <table:table-cell office:value-type="float" office:value="0.678677661435698" calcext:value-type="float">
            <text:p>0.678677661435698</text:p>
          </table:table-cell>
          <table:table-cell/>
          <table:table-cell office:value-type="float" office:value="0.966809389725244" calcext:value-type="float">
            <text:p>0.966809389725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inomyces.israeli</text:p>
          </table:table-cell>
          <table:table-cell office:value-type="float" office:value="0.997928399762435" calcext:value-type="float">
            <text:p>0.997928399762435</text:p>
          </table:table-cell>
          <table:table-cell office:value-type="float" office:value="0.956281254812846" calcext:value-type="float">
            <text:p>0.956281254812846</text:p>
          </table:table-cell>
          <table:table-cell office:value-type="float" office:value="0.976661045660016" calcext:value-type="float">
            <text:p>0.976661045660016</text:p>
          </table:table-cell>
          <table:table-cell office:value-type="float" office:value="0.954386659002859" calcext:value-type="float">
            <text:p>0.954386659002859</text:p>
          </table:table-cell>
          <table:table-cell/>
          <table:table-cell office:value-type="float" office:value="0.997928399762435" calcext:value-type="float">
            <text:p>0.9979283997624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teroides.fragilis</text:p>
          </table:table-cell>
          <table:table-cell office:value-type="float" office:value="0.93375718593562" calcext:value-type="float">
            <text:p>0.93375718593562</text:p>
          </table:table-cell>
          <table:table-cell office:value-type="float" office:value="0.672866007826104" calcext:value-type="float">
            <text:p>0.672866007826104</text:p>
          </table:table-cell>
          <table:table-cell office:value-type="float" office:value="0.782129216631513" calcext:value-type="float">
            <text:p>0.782129216631513</text:p>
          </table:table-cell>
          <table:table-cell office:value-type="float" office:value="0.642210345557544" calcext:value-type="float">
            <text:p>0.642210345557544</text:p>
          </table:table-cell>
          <table:table-cell/>
          <table:table-cell office:value-type="float" office:value="0.93375718593562" calcext:value-type="float">
            <text:p>0.93375718593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fidobacterium.spp</text:p>
          </table:table-cell>
          <table:table-cell office:value-type="float" office:value="0.696039049415896" calcext:value-type="float">
            <text:p>0.696039049415896</text:p>
          </table:table-cell>
          <table:table-cell office:value-type="float" office:value="0.978752005242819" calcext:value-type="float">
            <text:p>0.978752005242819</text:p>
          </table:table-cell>
          <table:table-cell office:value-type="float" office:value="0.8135338595798" calcext:value-type="float">
            <text:p>0.8135338595798</text:p>
          </table:table-cell>
          <table:table-cell office:value-type="float" office:value="0.685678109020185" calcext:value-type="float">
            <text:p>0.685678109020185</text:p>
          </table:table-cell>
          <table:table-cell/>
          <table:table-cell office:value-type="float" office:value="0.696039049415896" calcext:value-type="float">
            <text:p>0.6960390494158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dida.albicans</text:p>
          </table:table-cell>
          <table:table-cell office:value-type="float" office:value="0.977268995207858" calcext:value-type="float">
            <text:p>0.977268995207858</text:p>
          </table:table-cell>
          <table:table-cell office:value-type="float" office:value="0.937997660136123" calcext:value-type="float">
            <text:p>0.937997660136123</text:p>
          </table:table-cell>
          <table:table-cell office:value-type="float" office:value="0.957230710690691" calcext:value-type="float">
            <text:p>0.957230710690691</text:p>
          </table:table-cell>
          <table:table-cell office:value-type="float" office:value="0.917969794953133" calcext:value-type="float">
            <text:p>0.917969794953133</text:p>
          </table:table-cell>
          <table:table-cell/>
          <table:table-cell office:value-type="float" office:value="0.977268995207858" calcext:value-type="float">
            <text:p>0.977268995207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stridium.perfringens</text:p>
          </table:table-cell>
          <table:table-cell office:value-type="float" office:value="0.945687222010528" calcext:value-type="float">
            <text:p>0.945687222010528</text:p>
          </table:table-cell>
          <table:table-cell office:value-type="float" office:value="0.96140497386363" calcext:value-type="float">
            <text:p>0.96140497386363</text:p>
          </table:table-cell>
          <table:table-cell office:value-type="float" office:value="0.953481327150472" calcext:value-type="float">
            <text:p>0.953481327150472</text:p>
          </table:table-cell>
          <table:table-cell office:value-type="float" office:value="0.911098245914975" calcext:value-type="float">
            <text:p>0.911098245914975</text:p>
          </table:table-cell>
          <table:table-cell/>
          <table:table-cell office:value-type="float" office:value="0.945687222010528" calcext:value-type="float">
            <text:p>0.9456872220105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terococcus.faecalis</text:p>
          </table:table-cell>
          <table:table-cell table:style-name="ce3" office:value-type="float" office:value="0.790232615550867" calcext:value-type="float">
            <text:p>0.790232615550867</text:p>
          </table:table-cell>
          <table:table-cell table:style-name="ce3" office:value-type="float" office:value="0.554210580044509" calcext:value-type="float">
            <text:p>0.554210580044509</text:p>
          </table:table-cell>
          <table:table-cell table:style-name="ce3" office:value-type="float" office:value="0.651504321892291" calcext:value-type="float">
            <text:p>0.651504321892291</text:p>
          </table:table-cell>
          <table:table-cell table:style-name="ce10" office:value-type="float" office:value="0.483134156430165" calcext:value-type="float">
            <text:p>0.483134156430165</text:p>
          </table:table-cell>
          <table:table-cell table:style-name="ce5" office:value-type="string" calcext:value-type="string">
            <text:p>Enterococcus.faecium</text:p>
          </table:table-cell>
          <table:table-cell office:value-type="float" office:value="0.790232615550867" calcext:value-type="float">
            <text:p>0.790232615550867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string" calcext:value-type="string">
            <text:p>Enterococcus.faecium</text:p>
          </table:table-cell>
          <table:table-cell office:value-type="float" office:value="0.962573091384722" calcext:value-type="float">
            <text:p>0.962573091384722</text:p>
          </table:table-cell>
          <table:table-cell office:value-type="float" office:value="0.871630769135117" calcext:value-type="float">
            <text:p>0.871630769135117</text:p>
          </table:table-cell>
          <table:table-cell office:value-type="float" office:value="0.914847408242447" calcext:value-type="float">
            <text:p>0.914847408242447</text:p>
          </table:table-cell>
          <table:table-cell office:value-type="float" office:value="0.8430587690536" calcext:value-type="float">
            <text:p>0.8430587690536</text:p>
          </table:table-cell>
          <table:table-cell/>
          <table:table-cell office:value-type="float" office:value="0.962573091384722" calcext:value-type="float">
            <text:p>0.9625730913847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cherichia.coli</text:p>
          </table:table-cell>
          <table:table-cell table:style-name="ce3" office:value-type="float" office:value="0.09370299942357" calcext:value-type="float">
            <text:p>0.09370299942357</text:p>
          </table:table-cell>
          <table:table-cell table:style-name="ce3" office:value-type="float" office:value="0.983466907738043" calcext:value-type="float">
            <text:p>0.983466907738043</text:p>
          </table:table-cell>
          <table:table-cell table:style-name="ce3" office:value-type="float" office:value="0.171103552886484" calcext:value-type="float">
            <text:p>0.171103552886484</text:p>
          </table:table-cell>
          <table:table-cell table:style-name="ce10" office:value-type="float" office:value="0.0935556264853217" calcext:value-type="float">
            <text:p>0.0935556264853217</text:p>
          </table:table-cell>
          <table:table-cell table:style-name="ce6" office:value-type="string" calcext:value-type="string">
            <text:p>Bacteroides.fragilis </text:p>
          </table:table-cell>
          <table:table-cell office:value-type="float" office:value="0.09370299942357" calcext:value-type="float">
            <text:p>0.09370299942357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string" calcext:value-type="string">
            <text:p>Fusobacterium</text:p>
          </table:table-cell>
          <table:table-cell office:value-type="float" office:value="0.811692015101772" calcext:value-type="float">
            <text:p>0.811692015101772</text:p>
          </table:table-cell>
          <table:table-cell office:value-type="float" office:value="0.985161984524601" calcext:value-type="float">
            <text:p>0.985161984524601</text:p>
          </table:table-cell>
          <table:table-cell office:value-type="float" office:value="0.890053523087249" calcext:value-type="float">
            <text:p>0.890053523087249</text:p>
          </table:table-cell>
          <table:table-cell office:value-type="float" office:value="0.801888687067938" calcext:value-type="float">
            <text:p>0.801888687067938</text:p>
          </table:table-cell>
          <table:table-cell/>
          <table:table-cell office:value-type="float" office:value="0.811692015101772" calcext:value-type="float">
            <text:p>0.8116920151017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ctobacillus.casei</text:p>
          </table:table-cell>
          <table:table-cell office:value-type="float" office:value="0.901386151337356" calcext:value-type="float">
            <text:p>0.901386151337356</text:p>
          </table:table-cell>
          <table:table-cell office:value-type="float" office:value="0.822471302676207" calcext:value-type="float">
            <text:p>0.822471302676207</text:p>
          </table:table-cell>
          <table:table-cell office:value-type="float" office:value="0.86012244269809" calcext:value-type="float">
            <text:p>0.86012244269809</text:p>
          </table:table-cell>
          <table:table-cell office:value-type="float" office:value="0.754574416513647" calcext:value-type="float">
            <text:p>0.754574416513647</text:p>
          </table:table-cell>
          <table:table-cell/>
          <table:table-cell office:value-type="float" office:value="0.901386151337356" calcext:value-type="float">
            <text:p>0.901386151337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ctobacillus.crispatus</text:p>
          </table:table-cell>
          <table:table-cell office:value-type="float" office:value="0.898810387763264" calcext:value-type="float">
            <text:p>0.898810387763264</text:p>
          </table:table-cell>
          <table:table-cell office:value-type="float" office:value="0.988720723296038" calcext:value-type="float">
            <text:p>0.988720723296038</text:p>
          </table:table-cell>
          <table:table-cell office:value-type="float" office:value="0.941624168723295" calcext:value-type="float">
            <text:p>0.941624168723295</text:p>
          </table:table-cell>
          <table:table-cell office:value-type="float" office:value="0.889687898095166" calcext:value-type="float">
            <text:p>0.889687898095166</text:p>
          </table:table-cell>
          <table:table-cell/>
          <table:table-cell office:value-type="float" office:value="0.898810387763264" calcext:value-type="float">
            <text:p>0.8988103877632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ctobacillus.delbrueckii</text:p>
          </table:table-cell>
          <table:table-cell table:style-name="ce3" office:value-type="float" office:value="0.751636214125358" calcext:value-type="float">
            <text:p>0.751636214125358</text:p>
          </table:table-cell>
          <table:table-cell table:style-name="ce3" office:value-type="float" office:value="0.485236311639593" calcext:value-type="float">
            <text:p>0.485236311639593</text:p>
          </table:table-cell>
          <table:table-cell table:style-name="ce3" office:value-type="float" office:value="0.589747409922251" calcext:value-type="float">
            <text:p>0.589747409922251</text:p>
          </table:table-cell>
          <table:table-cell table:style-name="ce10" office:value-type="float" office:value="0.418185659839658" calcext:value-type="float">
            <text:p>0.418185659839658</text:p>
          </table:table-cell>
          <table:table-cell table:style-name="ce3"/>
          <table:table-cell office:value-type="float" office:value="0.751636214125358" calcext:value-type="float">
            <text:p>0.751636214125358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string" calcext:value-type="string">
            <text:p>Lactobacillus.gasseri</text:p>
          </table:table-cell>
          <table:table-cell office:value-type="float" office:value="0.884033230152403" calcext:value-type="float">
            <text:p>0.884033230152403</text:p>
          </table:table-cell>
          <table:table-cell office:value-type="float" office:value="0.982862738035748" calcext:value-type="float">
            <text:p>0.982862738035748</text:p>
          </table:table-cell>
          <table:table-cell office:value-type="float" office:value="0.930832071961076" calcext:value-type="float">
            <text:p>0.930832071961076</text:p>
          </table:table-cell>
          <table:table-cell office:value-type="float" office:value="0.870613537452825" calcext:value-type="float">
            <text:p>0.870613537452825</text:p>
          </table:table-cell>
          <table:table-cell/>
          <table:table-cell office:value-type="float" office:value="0.884033230152403" calcext:value-type="float">
            <text:p>0.884033230152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ctobacillus.jehnsenii</text:p>
          </table:table-cell>
          <table:table-cell table:style-name="ce3" office:value-type="float" office:value="0.98632866243361" calcext:value-type="float">
            <text:p>0.98632866243361</text:p>
          </table:table-cell>
          <table:table-cell table:style-name="ce3" office:value-type="float" office:value="0.43817429443514" calcext:value-type="float">
            <text:p>0.43817429443514</text:p>
          </table:table-cell>
          <table:table-cell table:style-name="ce3" office:value-type="float" office:value="0.606785494770753" calcext:value-type="float">
            <text:p>0.606785494770753</text:p>
          </table:table-cell>
          <table:table-cell table:style-name="ce10" office:value-type="float" office:value="0.435529125266256" calcext:value-type="float">
            <text:p>0.435529125266256</text:p>
          </table:table-cell>
          <table:table-cell table:style-name="ce3"/>
          <table:table-cell office:value-type="float" office:value="0.98632866243361" calcext:value-type="float">
            <text:p>0.98632866243361</text:p>
          </table:table-cell>
          <table:table-cell/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Lactobacillus.johnsonii</text:p>
          </table:table-cell>
          <table:table-cell table:style-name="ce3" office:value-type="float" office:value="0.180084357827118" calcext:value-type="float">
            <text:p>0.180084357827118</text:p>
          </table:table-cell>
          <table:table-cell table:style-name="ce3" office:value-type="float" office:value="0.977404445920208" calcext:value-type="float">
            <text:p>0.977404445920208</text:p>
          </table:table-cell>
          <table:table-cell table:style-name="ce3" office:value-type="float" office:value="0.304132966834873" calcext:value-type="float">
            <text:p>0.304132966834873</text:p>
          </table:table-cell>
          <table:table-cell table:style-name="ce10" office:value-type="float" office:value="0.179337743400345" calcext:value-type="float">
            <text:p>0.179337743400345</text:p>
          </table:table-cell>
          <table:table-cell table:style-name="ce6" office:value-type="string" calcext:value-type="string">
            <text:p>Lactobacillus.rhamnosus </text:p>
          </table:table-cell>
          <table:table-cell office:value-type="float" office:value="0.180084357827118" calcext:value-type="float">
            <text:p>0.180084357827118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string" calcext:value-type="string">
            <text:p>Lactobacillus.paracasei</text:p>
          </table:table-cell>
          <table:table-cell office:value-type="float" office:value="0.563299604474534" calcext:value-type="float">
            <text:p>0.563299604474534</text:p>
          </table:table-cell>
          <table:table-cell office:value-type="float" office:value="0.951260389877542" calcext:value-type="float">
            <text:p>0.951260389877542</text:p>
          </table:table-cell>
          <table:table-cell office:value-type="float" office:value="0.707591120019703" calcext:value-type="float">
            <text:p>0.707591120019703</text:p>
          </table:table-cell>
          <table:table-cell office:value-type="float" office:value="0.54749787855875" calcext:value-type="float">
            <text:p>0.54749787855875</text:p>
          </table:table-cell>
          <table:table-cell/>
          <table:table-cell office:value-type="float" office:value="0.563299604474534" calcext:value-type="float">
            <text:p>0.563299604474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ctobacillus.plantarum</text:p>
          </table:table-cell>
          <table:table-cell office:value-type="float" office:value="0.864975831375468" calcext:value-type="float">
            <text:p>0.864975831375468</text:p>
          </table:table-cell>
          <table:table-cell office:value-type="float" office:value="0.780947978572192" calcext:value-type="float">
            <text:p>0.780947978572192</text:p>
          </table:table-cell>
          <table:table-cell office:value-type="float" office:value="0.82081700616258" calcext:value-type="float">
            <text:p>0.82081700616258</text:p>
          </table:table-cell>
          <table:table-cell office:value-type="float" office:value="0.696089589531301" calcext:value-type="float">
            <text:p>0.696089589531301</text:p>
          </table:table-cell>
          <table:table-cell/>
          <table:table-cell office:value-type="float" office:value="0.864975831375468" calcext:value-type="float">
            <text:p>0.864975831375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ctobacillus.reuteri</text:p>
          </table:table-cell>
          <table:table-cell table:style-name="ce3" office:value-type="float" office:value="0.00354182287977701" calcext:value-type="float">
            <text:p>0.00354182287977701</text:p>
          </table:table-cell>
          <table:table-cell table:style-name="ce3" office:value-type="float" office:value="0.117984058452341" calcext:value-type="float">
            <text:p>0.117984058452341</text:p>
          </table:table-cell>
          <table:table-cell table:style-name="ce3" office:value-type="float" office:value="0.00687719575607814" calcext:value-type="float">
            <text:p>0.00687719575607814</text:p>
          </table:table-cell>
          <table:table-cell table:style-name="ce10" office:value-type="float" office:value="0.00345046263152208" calcext:value-type="float">
            <text:p>0.00345046263152208</text:p>
          </table:table-cell>
          <table:table-cell table:style-name="ce6" office:value-type="string" calcext:value-type="string">
            <text:p>Lactobacillus.jehnsenii </text:p>
          </table:table-cell>
          <table:table-cell office:value-type="float" office:value="0.00354182287977701" calcext:value-type="float">
            <text:p>0.00354182287977701</text:p>
          </table:table-cell>
          <table:table-cell/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Lactobacillus.rhamnosus</text:p>
          </table:table-cell>
          <table:table-cell table:style-name="ce3" office:value-type="float" office:value="0.866840078946769" calcext:value-type="float">
            <text:p>0.866840078946769</text:p>
          </table:table-cell>
          <table:table-cell table:style-name="ce3" office:value-type="float" office:value="0.345674303889944" calcext:value-type="float">
            <text:p>0.345674303889944</text:p>
          </table:table-cell>
          <table:table-cell table:style-name="ce3" office:value-type="float" office:value="0.494252843702855" calcext:value-type="float">
            <text:p>0.494252843702855</text:p>
          </table:table-cell>
          <table:table-cell table:style-name="ce10" office:value-type="float" office:value="0.328244248468844" calcext:value-type="float">
            <text:p>0.328244248468844</text:p>
          </table:table-cell>
          <table:table-cell table:style-name="ce3"/>
          <table:table-cell office:value-type="float" office:value="0.866840078946769" calcext:value-type="float">
            <text:p>0.866840078946769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string" calcext:value-type="string">
            <text:p>Lactobacillus.salivarius</text:p>
          </table:table-cell>
          <table:table-cell office:value-type="float" office:value="0.998361435898381" calcext:value-type="float">
            <text:p>0.998361435898381</text:p>
          </table:table-cell>
          <table:table-cell office:value-type="float" office:value="0.871118962432466" calcext:value-type="float">
            <text:p>0.871118962432466</text:p>
          </table:table-cell>
          <table:table-cell office:value-type="float" office:value="0.930409945938864" calcext:value-type="float">
            <text:p>0.930409945938864</text:p>
          </table:table-cell>
          <table:table-cell office:value-type="float" office:value="0.869875278295813" calcext:value-type="float">
            <text:p>0.869875278295813</text:p>
          </table:table-cell>
          <table:table-cell/>
          <table:table-cell office:value-type="float" office:value="0.998361435898381" calcext:value-type="float">
            <text:p>0.998361435898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eria.monocytogenes</text:p>
          </table:table-cell>
          <table:table-cell office:value-type="float" office:value="0.984946891683185" calcext:value-type="float">
            <text:p>0.984946891683185</text:p>
          </table:table-cell>
          <table:table-cell office:value-type="float" office:value="0.990535509675286" calcext:value-type="float">
            <text:p>0.990535509675286</text:p>
          </table:table-cell>
          <table:table-cell office:value-type="float" office:value="0.98773329560981" calcext:value-type="float">
            <text:p>0.98773329560981</text:p>
          </table:table-cell>
          <table:table-cell office:value-type="float" office:value="0.975763888435747" calcext:value-type="float">
            <text:p>0.975763888435747</text:p>
          </table:table-cell>
          <table:table-cell/>
          <table:table-cell office:value-type="float" office:value="0.984946891683185" calcext:value-type="float">
            <text:p>0.9849468916831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rococcus.spp</text:p>
          </table:table-cell>
          <table:table-cell office:value-type="float" office:value="0.983436035740084" calcext:value-type="float">
            <text:p>0.983436035740084</text:p>
          </table:table-cell>
          <table:table-cell office:value-type="float" office:value="0.968402004212254" calcext:value-type="float">
            <text:p>0.968402004212254</text:p>
          </table:table-cell>
          <table:table-cell office:value-type="float" office:value="0.975861120166003" calcext:value-type="float">
            <text:p>0.975861120166003</text:p>
          </table:table-cell>
          <table:table-cell office:value-type="float" office:value="0.952860143659598" calcext:value-type="float">
            <text:p>0.952860143659598</text:p>
          </table:table-cell>
          <table:table-cell/>
          <table:table-cell office:value-type="float" office:value="0.983436035740084" calcext:value-type="float">
            <text:p>0.9834360357400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isseria.gonorrhoeae</text:p>
          </table:table-cell>
          <table:table-cell office:value-type="float" office:value="0.865707917814671" calcext:value-type="float">
            <text:p>0.865707917814671</text:p>
          </table:table-cell>
          <table:table-cell office:value-type="float" office:value="0.943502584744897" calcext:value-type="float">
            <text:p>0.943502584744897</text:p>
          </table:table-cell>
          <table:table-cell office:value-type="float" office:value="0.90293269571087" calcext:value-type="float">
            <text:p>0.90293269571087</text:p>
          </table:table-cell>
          <table:table-cell office:value-type="float" office:value="0.823042207329246" calcext:value-type="float">
            <text:p>0.823042207329246</text:p>
          </table:table-cell>
          <table:table-cell/>
          <table:table-cell office:value-type="float" office:value="0.865707917814671" calcext:value-type="float">
            <text:p>0.865707917814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rfyromonas.gingivalis</text:p>
          </table:table-cell>
          <table:table-cell table:style-name="ce3" office:value-type="float" office:value="0.434269515199165" calcext:value-type="float">
            <text:p>0.434269515199165</text:p>
          </table:table-cell>
          <table:table-cell table:style-name="ce3" office:value-type="float" office:value="0.389909382946611" calcext:value-type="float">
            <text:p>0.389909382946611</text:p>
          </table:table-cell>
          <table:table-cell table:style-name="ce3" office:value-type="float" office:value="0.410895641916522" calcext:value-type="float">
            <text:p>0.410895641916522</text:p>
          </table:table-cell>
          <table:table-cell table:style-name="ce10" office:value-type="float" office:value="0.25857058400625" calcext:value-type="float">
            <text:p>0.25857058400625</text:p>
          </table:table-cell>
          <table:table-cell table:style-name="ce6" office:value-type="string" calcext:value-type="string">
            <text:p>Proteus </text:p>
          </table:table-cell>
          <table:table-cell office:value-type="float" office:value="0.434269515199165" calcext:value-type="float">
            <text:p>0.434269515199165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string" calcext:value-type="string">
            <text:p>Propionibacterium.acnes</text:p>
          </table:table-cell>
          <table:table-cell office:value-type="float" office:value="0.947382338324858" calcext:value-type="float">
            <text:p>0.947382338324858</text:p>
          </table:table-cell>
          <table:table-cell office:value-type="float" office:value="0.860108178940634" calcext:value-type="float">
            <text:p>0.860108178940634</text:p>
          </table:table-cell>
          <table:table-cell office:value-type="float" office:value="0.901638254799679" calcext:value-type="float">
            <text:p>0.901638254799679</text:p>
          </table:table-cell>
          <table:table-cell office:value-type="float" office:value="0.820893716245768" calcext:value-type="float">
            <text:p>0.820893716245768</text:p>
          </table:table-cell>
          <table:table-cell/>
          <table:table-cell office:value-type="float" office:value="0.947382338324858" calcext:value-type="float">
            <text:p>0.947382338324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us</text:p>
          </table:table-cell>
          <table:table-cell office:value-type="float" office:value="0.971183985425632" calcext:value-type="float">
            <text:p>0.971183985425632</text:p>
          </table:table-cell>
          <table:table-cell office:value-type="float" office:value="0.729386005399808" calcext:value-type="float">
            <text:p>0.729386005399808</text:p>
          </table:table-cell>
          <table:table-cell office:value-type="float" office:value="0.833094799343169" calcext:value-type="float">
            <text:p>0.833094799343169</text:p>
          </table:table-cell>
          <table:table-cell office:value-type="float" office:value="0.713935287008948" calcext:value-type="float">
            <text:p>0.713935287008948</text:p>
          </table:table-cell>
          <table:table-cell/>
          <table:table-cell office:value-type="float" office:value="0.971183985425632" calcext:value-type="float">
            <text:p>0.971183985425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eudomonas.aeruginosa</text:p>
          </table:table-cell>
          <table:table-cell office:value-type="float" office:value="0.742441872296821" calcext:value-type="float">
            <text:p>0.742441872296821</text:p>
          </table:table-cell>
          <table:table-cell office:value-type="float" office:value="0.943857920357938" calcext:value-type="float">
            <text:p>0.943857920357938</text:p>
          </table:table-cell>
          <table:table-cell office:value-type="float" office:value="0.831121067114073" calcext:value-type="float">
            <text:p>0.831121067114073</text:p>
          </table:table-cell>
          <table:table-cell office:value-type="float" office:value="0.711041189750986" calcext:value-type="float">
            <text:p>0.711041189750986</text:p>
          </table:table-cell>
          <table:table-cell/>
          <table:table-cell office:value-type="float" office:value="0.742441872296821" calcext:value-type="float">
            <text:p>0.7424418722968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phylococcus.aureus</text:p>
          </table:table-cell>
          <table:table-cell table:style-name="ce3" office:value-type="float" office:value="0.567361116248788" calcext:value-type="float">
            <text:p>0.567361116248788</text:p>
          </table:table-cell>
          <table:table-cell table:style-name="ce3" office:value-type="float" office:value="0.769037021933043" calcext:value-type="float">
            <text:p>0.769037021933043</text:p>
          </table:table-cell>
          <table:table-cell table:style-name="ce3" office:value-type="float" office:value="0.65298160890016" calcext:value-type="float">
            <text:p>0.65298160890016</text:p>
          </table:table-cell>
          <table:table-cell table:style-name="ce10" office:value-type="float" office:value="0.484760722804238" calcext:value-type="float">
            <text:p>0.484760722804238</text:p>
          </table:table-cell>
          <table:table-cell table:style-name="ce3"/>
          <table:table-cell office:value-type="float" office:value="0.567361116248788" calcext:value-type="float">
            <text:p>0.567361116248788</text:p>
          </table:table-cell>
          <table:table-cell/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Staphylococcus.epidermidis</text:p>
          </table:table-cell>
          <table:table-cell table:style-name="ce3" office:value-type="float" office:value="0.36485774444318" calcext:value-type="float">
            <text:p>0.36485774444318</text:p>
          </table:table-cell>
          <table:table-cell table:style-name="ce3" office:value-type="float" office:value="0.371206349454299" calcext:value-type="float">
            <text:p>0.371206349454299</text:p>
          </table:table-cell>
          <table:table-cell table:style-name="ce3" office:value-type="float" office:value="0.36800466836451" calcext:value-type="float">
            <text:p>0.36800466836451</text:p>
          </table:table-cell>
          <table:table-cell table:style-name="ce10" office:value-type="float" office:value="0.225493701624573" calcext:value-type="float">
            <text:p>0.225493701624573</text:p>
          </table:table-cell>
          <table:table-cell table:style-name="ce6" office:value-type="string" calcext:value-type="string">
            <text:p>Acinetobacter.baumanii </text:p>
          </table:table-cell>
          <table:table-cell office:value-type="float" office:value="0.36485774444318" calcext:value-type="float">
            <text:p>0.36485774444318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string" calcext:value-type="string">
            <text:p>Staphylococcus.saprophiticus</text:p>
          </table:table-cell>
          <table:table-cell office:value-type="float" office:value="0.604470347484939" calcext:value-type="float">
            <text:p>0.604470347484939</text:p>
          </table:table-cell>
          <table:table-cell office:value-type="float" office:value="0.94776769722344" calcext:value-type="float">
            <text:p>0.94776769722344</text:p>
          </table:table-cell>
          <table:table-cell office:value-type="float" office:value="0.738156716656541" calcext:value-type="float">
            <text:p>0.738156716656541</text:p>
          </table:table-cell>
          <table:table-cell office:value-type="float" office:value="0.584982878936182" calcext:value-type="float">
            <text:p>0.584982878936182</text:p>
          </table:table-cell>
          <table:table-cell/>
          <table:table-cell office:value-type="float" office:value="0.604470347484939" calcext:value-type="float">
            <text:p>0.6044703474849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ptococcus.agalactiae</text:p>
          </table:table-cell>
          <table:table-cell office:value-type="float" office:value="0.985892589429247" calcext:value-type="float">
            <text:p>0.985892589429247</text:p>
          </table:table-cell>
          <table:table-cell office:value-type="float" office:value="0.933725161476369" calcext:value-type="float">
            <text:p>0.933725161476369</text:p>
          </table:table-cell>
          <table:table-cell office:value-type="float" office:value="0.959100025855555" calcext:value-type="float">
            <text:p>0.959100025855555</text:p>
          </table:table-cell>
          <table:table-cell office:value-type="float" office:value="0.921414208549555" calcext:value-type="float">
            <text:p>0.921414208549555</text:p>
          </table:table-cell>
          <table:table-cell/>
          <table:table-cell office:value-type="float" office:value="0.985892589429247" calcext:value-type="float">
            <text:p>0.985892589429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ionella</text:p>
          </table:table-cell>
          <table:table-cell office:value-type="float" office:value="0.983410735434188" calcext:value-type="float">
            <text:p>0.983410735434188</text:p>
          </table:table-cell>
          <table:table-cell office:value-type="float" office:value="0.773794954040127" calcext:value-type="float">
            <text:p>0.773794954040127</text:p>
          </table:table-cell>
          <table:table-cell office:value-type="float" office:value="0.866100388117356" calcext:value-type="float">
            <text:p>0.866100388117356</text:p>
          </table:table-cell>
          <table:table-cell office:value-type="float" office:value="0.763824574099065" calcext:value-type="float">
            <text:p>0.763824574099065</text:p>
          </table:table-cell>
          <table:table-cell/>
          <table:table-cell office:value-type="float" office:value="0.983410735434188" calcext:value-type="float">
            <text:p>0.983410735434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80325632464554" calcext:value-type="float">
            <text:p>0.980325632464554</text:p>
          </table:table-cell>
          <table:table-cell office:value-type="float" office:value="0.982224199483722" calcext:value-type="float">
            <text:p>0.982224199483722</text:p>
          </table:table-cell>
          <table:table-cell office:value-type="float" office:value="0.981273997639055" calcext:value-type="float">
            <text:p>0.981273997639055</text:p>
          </table:table-cell>
          <table:table-cell office:value-type="float" office:value="0.963236429977154" calcext:value-type="float">
            <text:p>0.963236429977154</text:p>
          </table:table-cell>
          <table:table-cell/>
          <table:table-cell office:value-type="float" office:value="0.980325632464554" calcext:value-type="float">
            <text:p>0.98032563246455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table:formula="of:=AVERAGE([.D2:.D34])" office:value-type="float" office:value="0.743634665302111" calcext:value-type="float">
            <text:p>0.743634665302111</text:p>
          </table:table-cell>
          <table:table-cell table:style-name="ce2" table:formula="of:=AVERAGE([.C2:.C34])" office:value-type="float" office:value="0.787264479523075" calcext:value-type="float">
            <text:p>0.787264479523075</text:p>
          </table:table-cell>
          <table:table-cell table:style-name="ce2" table:formula="of:=AVERAGE([.B2:.B34])" office:value-type="float" office:value="0.773040903947191" calcext:value-type="float">
            <text:p>0.773040903947191</text:p>
          </table:table-cell>
          <table:table-cell table:formula="of:=AVERAGE([.E2:.E34])" office:value-type="float" office:value="0.643676575618961" calcext:value-type="float">
            <text:p>0.6436765756189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 fscore</text:p>
          </table:table-cell>
          <table:table-cell office:value-type="float" office:value="0.750624057429668" calcext:value-type="float">
            <text:p>0.7506240574296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s accuracy</text:p>
          </table:table-cell>
          <table:table-cell table:style-name="ce4" office:value-type="float" office:value="0.82258064516129" calcext:value-type="float">
            <text:p>0.82258064516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float" office:value="0.92001286997185" calcext:value-type="float">
            <text:p>0.9200128699718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ss than 0.7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 than 0.5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30T15:48:59.379812246</dc:date>
    <meta:editing-duration>PT2H6M6S</meta:editing-duration>
    <meta:editing-cycles>10</meta:editing-cycles>
    <meta:generator>LibreOffice/7.3.4.2$Linux_X86_64 LibreOffice_project/30$Build-2</meta:generator>
    <meta:document-statistic meta:table-count="1" meta:cell-count="231" meta:object-count="0"/>
  </office:meta>
</office:document-meta>
</file>